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LAB-104</text:p>
          </table:table-cell>
          <table:covered-table-cell table:number-columns-repeated="2" table:style-name="ce6"/>
          <table:covered-table-cell table:style-name="ce1"/>
          <table:covered-table-cell table:style-name="ce6"/>
          <table:table-cell table:style-name="ce6" table:number-columns-repeated="2"/>
          <table:table-cell table:style-name="ce1" office:value-type="string" calcext:value-type="string" table:number-columns-spanned="5" table:number-rows-spanned="1">
            <text:p>CENAT</text:p>
          </table:table-cell>
          <table:covered-table-cell table:number-columns-repeated="2" table:style-name="ce6"/>
          <table:covered-table-cell table:style-name="ce1"/>
          <table:covered-table-cell table:style-name="ce6"/>
          <table:table-cell table:style-name="ce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st</text:p>
          </table:table-cell>
          <table:covered-table-cell table:style-name="ce6"/>
          <table:table-cell table:style-name="ce6"/>
          <table:table-cell table:style-name="ce1" office:value-type="string" calcext:value-type="string" table:number-columns-spanned="2" table:number-rows-spanned="1">
            <text:p>Crime</text:p>
          </table:table-cell>
          <table:covered-table-cell table:style-name="ce6"/>
          <table:table-cell table:style-name="ce6" table:number-columns-repeated="2"/>
          <table:table-cell table:style-name="ce2" office:value-type="string" calcext:value-type="string" table:number-columns-spanned="2" table:number-rows-spanned="1">
            <text:p>Test</text:p>
          </table:table-cell>
          <table:covered-table-cell table:style-name="ce6"/>
          <table:table-cell table:style-name="ce6"/>
          <table:table-cell table:style-name="ce1" office:value-type="string" calcext:value-type="string" table:number-columns-spanned="2" table:number-rows-spanned="1">
            <text:p>Crime</text:p>
          </table:table-cell>
          <table:covered-table-cell table:style-name="ce6"/>
          <table:table-cell table:style-name="ce6"/>
        </table:table-row>
        <table:table-row table:style-name="ro1">
          <table:table-cell/>
          <table:table-cell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Workers</text:p>
          </table:table-cell>
          <table:table-cell table:style-name="ce3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  <table:table-cell table:style-name="ce7"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/>
          <table:table-cell table:style-name="ce4" office:value-type="float" office:value="1143.727" calcext:value-type="float">
            <text:p>1143.72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41057" calcext:value-type="float">
            <text:p>14105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formula="of:=[.C4]*3.82" office:value-type="float" office:value="4369.03714" calcext:value-type="float">
            <text:p>4369.0371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604402.2" calcext:value-type="float">
            <text:p>604402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threads 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2315.6814" calcext:value-type="float">
            <text:p>12315.6814</text:p>
          </table:table-cell>
          <table:table-cell table:formula="of:=[.$C$4]/[.C5]" office:value-type="float" office:value="0.0928675371547043" calcext:value-type="float">
            <text:p>0.0928675372</text:p>
          </table:table-cell>
          <table:table-cell table:formula="of:=[.$C$4]/([.B5]*[.C5])" office:value-type="float" office:value="0.00580422107216902" calcext:value-type="float">
            <text:p>0.0058042211</text:p>
          </table:table-cell>
          <table:table-cell table:formula="of:=+726.894*45" office:value-type="float" office:value="32710.23" calcext:value-type="float">
            <text:p>32710.23</text:p>
          </table:table-cell>
          <table:table-cell table:formula="of:=[.$F$4]/[.F5]" office:value-type="float" office:value="4.31232064097379" calcext:value-type="float">
            <text:p>4.312320641</text:p>
          </table:table-cell>
          <table:table-cell table:formula="of:=[.$F$4]/([.B5]*[.F5])" office:value-type="float" office:value="0.269520040060862" calcext:value-type="float">
            <text:p>0.269520040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4113.18*45" office:value-type="float" office:value="185093.1" calcext:value-type="float">
            <text:p>185093.1</text:p>
          </table:table-cell>
          <table:table-cell table:formula="of:=[.$M$4]/[.M5]" office:value-type="float" office:value="3.26539563063129" calcext:value-type="float">
            <text:p>3.2653956306</text:p>
          </table:table-cell>
          <table:table-cell table:formula="of:=[.$M$4]/([.I5]*[.M5])" office:value-type="float" office:value="0.0127554516821535" calcext:value-type="float">
            <text:p>0.0127554517</text:p>
          </table:table-cell>
        </table:table-row>
        <table:table-row table:style-name="ro1">
          <table:table-cell office:value-type="string" calcext:value-type="string">
            <text:p>Pthreads </text:p>
          </table:table-cell>
          <table:table-cell office:value-type="float" office:value="32" calcext:value-type="float">
            <text:p>32</text:p>
          </table:table-cell>
          <table:table-cell table:style-name="ce5" table:formula="of:=1.11*[.C5]" office:value-type="float" office:value="13670.406354" calcext:value-type="float">
            <text:p>13670.406354</text:p>
          </table:table-cell>
          <table:table-cell table:formula="of:=[.$C$4]/[.C6]" office:value-type="float" office:value="0.0836644478871209" calcext:value-type="float">
            <text:p>0.0836644479</text:p>
          </table:table-cell>
          <table:table-cell table:formula="of:=[.$C$4]/([.B6]*[.C6])" office:value-type="float" office:value="0.00261451399647253" calcext:value-type="float">
            <text:p>0.002614514</text:p>
          </table:table-cell>
          <table:table-cell table:formula="of:=808.02*45" office:value-type="float" office:value="36360.9" calcext:value-type="float">
            <text:p>36360.9</text:p>
          </table:table-cell>
          <table:table-cell table:formula="of:=[.$F$4]/[.F6]" office:value-type="float" office:value="3.87935942179649" calcext:value-type="float">
            <text:p>3.8793594218</text:p>
          </table:table-cell>
          <table:table-cell table:formula="of:=[.$F$4]/([.B6]*[.F6])" office:value-type="float" office:value="0.12122998193114" calcext:value-type="float">
            <text:p>0.121229981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formula="of:=7570.48*45" office:value-type="float" office:value="340671.6" calcext:value-type="float">
            <text:p>340671.6</text:p>
          </table:table-cell>
          <table:table-cell table:formula="of:=[.$M$4]/[.M6]" office:value-type="float" office:value="1.77414906320339" calcext:value-type="float">
            <text:p>1.7741490632</text:p>
          </table:table-cell>
          <table:table-cell table:formula="of:=[.$M$4]/([.I6]*[.M6])" office:value-type="float" office:value="0.00346513488906912" calcext:value-type="float">
            <text:p>0.0034651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08:57:27.466891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2:48:22.592822420</meta:creation-date>
    <dc:date>2018-11-17T09:12:21.093785478</dc:date>
    <meta:editing-duration>PT28M59S</meta:editing-duration>
    <meta:editing-cycles>5</meta:editing-cycles>
    <meta:generator>LibreOffice/5.1.6.2$Linux_X86_64 LibreOffice_project/10m0$Build-2</meta:generator>
    <meta:document-statistic meta:table-count="1" meta:cell-count="55" meta:object-count="0"/>
    <meta:user-defined meta:name=""/>
  </office:meta>
</office:document-meta>
</file>